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yDay (24 hour hackathon event) Novemeber 2014<text:line-break/></text:p>
      <text:p text:style-name="Standard">Program name: Dream Develp<text:line-break/></text:p>
      <text:p text:style-name="Standard">Type: Application</text:p>
      <text:p text:style-name="Standard"/>
      <text:p text:style-name="Standard">Summary of what it does/the idea:<text:line-break/><text:tab/>Dream Develop is an application that hopes to connect dreamers and developers. One of the many stuggles I feel for a company/programmer/developer is finding someone who has a great idea to use their skills on. This app will connect those with great ideas to those who have a way to bring it to life. It is like a social platform for them. An ambisious goal for this application would be to become a platform where people can upload their work and share with others as well.</text:p>
      <text:p text:style-name="Standard"/>
      <text:p text:style-name="Standard">What I learned/My Job:</text:p>
      <text:p text:style-name="Standard"><text:tab/>My job was to create the user interface. I was the most artist programmer in our group so it was up to me to speed learn as much as I could about GUI. During my time in this event, I found a compiler/development enviornment that would help us make a GUI for our program. While my group members coded the logic, I worked on making the buttons and etc for the GUI. Once the bare bones were made, I tried my best to sew the two together, which proved to be the most difficult part of the creation. <text:s/>Due to the time crunch, we made a barely working program, but I feel I learned much about working in groups, the process of brainstorming how to build the program, and self learning. At this time, I was a sophmore in my computer science maj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5S</meta:editing-duration>
    <meta:editing-cycles>3</meta:editing-cycles>
    <meta:generator>OpenOffice/4.1.5$Win32 OpenOffice.org_project/415m1$Build-9789</meta:generator>
    <dc:date>2019-02-16T23:47:37.72</dc:date>
    <meta:document-statistic meta:table-count="0" meta:image-count="0" meta:object-count="0" meta:page-count="1" meta:paragraph-count="6" meta:word-count="252" meta:character-count="1363"/>
    <dc:creator>K B</dc:creator>
    <meta:user-defined meta:name="Info 1"/>
    <meta:user-defined meta:name="Info 2"/>
    <meta:user-defined meta:name="Info 3"/>
    <meta:user-defined meta:name="Info 4"/>
  </office:meta>
</office:document-meta>
</file>